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max(A)</text:p>
          </table:table-cell>
          <table:table-cell/>
        </table:table-row>
        <table:table-row table:style-name="ro1">
          <table:table-cell table:style-name="ce2" office:value-type="float" office:value="0.00012" calcext:value-type="float">
            <text:p>1.20E-04</text:p>
          </table:table-cell>
          <table:table-cell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table:style-name="ce2" office:value-type="float" office:value="0.0000012" calcext:value-type="float">
            <text:p>1.20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8:04:33.095450963</meta:creation-date>
    <meta:generator>LibreOffice/7.5.1.2$Linux_X86_64 LibreOffice_project/50$Build-2</meta:generator>
    <dc:date>2023-04-01T18:19:48.611277090</dc:date>
    <meta:editing-duration>P1DT15M16S</meta:editing-duration>
    <meta:editing-cycles>1</meta:editing-cycles>
    <meta:document-statistic meta:table-count="1" meta:cell-count="4" meta:object-count="0"/>
  </office:meta>
</office:document-meta>
</file>